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ab92e" officeooo:paragraph-rsid="001ab92e" style:font-size-asian="16pt" style:font-size-complex="16pt"/>
    </style:style>
    <style:style style:name="P2" style:family="paragraph" style:parent-style-name="Standard">
      <style:paragraph-properties fo:text-align="start" style:justify-single-word="false"/>
      <style:text-properties fo:font-size="12pt" officeooo:rsid="001ce65b" officeooo:paragraph-rsid="001ce65b" style:font-size-asian="10.5pt" style:font-size-complex="12pt"/>
    </style:style>
    <style:style style:name="P3" style:family="paragraph" style:parent-style-name="Standard">
      <style:paragraph-properties fo:text-align="start" style:justify-single-word="false"/>
      <style:text-properties fo:font-size="12pt" officeooo:rsid="001d0d42" officeooo:paragraph-rsid="001d0d42" style:font-size-asian="10.5pt" style:font-size-complex="12pt"/>
    </style:style>
    <style:style style:name="P4" style:family="paragraph" style:parent-style-name="Standard">
      <style:paragraph-properties fo:text-align="start" style:justify-single-word="false"/>
      <style:text-properties fo:font-size="12pt" officeooo:rsid="001e25c8" officeooo:paragraph-rsid="001e25c8"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officeooo:rsid="001e2dcf" officeooo:paragraph-rsid="001e2dcf" style:font-size-asian="10.5pt" style:font-size-complex="12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officeooo:rsid="00301bf1" officeooo:paragraph-rsid="00301bf1"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officeooo:rsid="0032e7a3" officeooo:paragraph-rsid="0032e7a3" style:font-size-asian="12pt" style:font-size-complex="12pt"/>
    </style:style>
    <style:style style:name="P8" style:family="paragraph" style:parent-style-name="Standard">
      <style:paragraph-properties fo:text-align="start" style:justify-single-word="false"/>
      <style:text-properties fo:font-size="12pt" style:text-underline-style="none" officeooo:rsid="001e2dcf" officeooo:paragraph-rsid="001e2dcf"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ff03f" officeooo:paragraph-rsid="001ff03f"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25ca3" officeooo:paragraph-rsid="00225ca3"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23b525" officeooo:paragraph-rsid="00228172"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25781e" officeooo:paragraph-rsid="0025781e"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2740f8" officeooo:paragraph-rsid="002740f8"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28592c" officeooo:paragraph-rsid="0028592c"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28617a" officeooo:paragraph-rsid="0028617a"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297a53" officeooo:paragraph-rsid="00297a53"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2c0db8" officeooo:paragraph-rsid="002c0db8"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2cd81f" officeooo:paragraph-rsid="00301bf1"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301bf1" officeooo:paragraph-rsid="00301bf1"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32e7a3" officeooo:paragraph-rsid="0032e7a3" style:font-size-asian="12pt" style:font-size-complex="12pt"/>
    </style:style>
    <style:style style:name="P21" style:family="paragraph" style:parent-style-name="Standard">
      <style:paragraph-properties fo:text-align="start" style:justify-single-word="false"/>
      <style:text-properties fo:font-size="12pt" style:text-underline-style="none" officeooo:rsid="0034296c" officeooo:paragraph-rsid="0034296c" style:font-size-asian="12pt" style:font-size-complex="12pt"/>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officeooo:rsid="001e2dcf" officeooo:paragraph-rsid="001e2dcf" style:font-size-asian="14pt" style:font-size-complex="14pt"/>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officeooo:rsid="00228172" officeooo:paragraph-rsid="00228172" style:font-size-asian="14pt" style:font-size-complex="14pt"/>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officeooo:rsid="0028617a" officeooo:paragraph-rsid="0028617a" style:font-size-asian="14pt" style:font-size-complex="14pt"/>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officeooo:rsid="002cd81f" officeooo:paragraph-rsid="002cd81f" style:font-size-asian="14pt" style:font-size-complex="14pt"/>
    </style:style>
    <style:style style:name="T1" style:family="text">
      <style:text-properties officeooo:rsid="002054d4"/>
    </style:style>
    <style:style style:name="T2" style:family="text">
      <style:text-properties officeooo:rsid="0025781e"/>
    </style:style>
    <style:style style:name="T3" style:family="text">
      <style:text-properties officeooo:rsid="002aa389"/>
    </style:style>
    <style:style style:name="T4" style:family="text">
      <style:text-properties officeooo:rsid="002bf99d"/>
    </style:style>
    <style:style style:name="T5" style:family="text">
      <style:text-properties officeooo:rsid="002d2d4b"/>
    </style:style>
    <style:style style:name="T6" style:family="text">
      <style:text-properties style:text-underline-style="solid" style:text-underline-width="auto" style:text-underline-color="font-color" officeooo:rsid="0032e7a3"/>
    </style:style>
    <style:style style:name="T7" style:family="text">
      <style:text-properties officeooo:rsid="0031ba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 calibration/mesures avec VNA</text:p>
      <text:p text:style-name="P1"/>
      <text:p text:style-name="P1"/>
      <text:p text:style-name="P2">ça sert à quoi ? A faire comme Qucs. C’est à dire mesurer la performance des circuits fontionnant en RF.</text:p>
      <text:p text:style-name="P2"/>
      <text:p text:style-name="P3">Il existe plusieurs types de VNAs : </text:p>
      <text:p text:style-name="P3"><text:s/>Le VNA 1 port ne permet la mesure que de S11 (return loss à l’entrée)</text:p>
      <text:p text:style-name="P3">Le VNA 2 ports 1 path permet une mesure de S11 et S21.</text:p>
      <text:p text:style-name="P3"/>
      <text:p text:style-name="P4">Pour nous, le VNA 2 ports 1 path semble assez pour ce que l’on veut faire.<text:line-break/><text:line-break/>4 paramètres hyper importants à regarder : </text:p>
      <text:p text:style-name="P4"/>
      <text:p text:style-name="P4">-Etendue de fréquence de fonctionnement</text:p>
      <text:p text:style-name="P4">-La courbe gain en fct de la fréquence</text:p>
      <text:p text:style-name="P4">-Le bruit</text:p>
      <text:p text:style-name="P4">-La vitesse de mesure</text:p>
      <text:p text:style-name="P4"/>
      <text:p text:style-name="P4"/>
      <text:p text:style-name="P4">Concernant la courbe gain en fct de la fréquence, la valeur du gain du DUT en bande coupée doit être inférieure de 3 à 6 dB de celle du VNA (~120 dB).</text:p>
      <text:p text:style-name="P4"/>
      <text:p text:style-name="P22">VNA vs analyseur de spectre</text:p>
      <text:p text:style-name="P5"/>
      <text:p text:style-name="P8">VNA : 2 ports, mesure des signaux analogiques (ici sinusoïdes), possède une source et une charge.</text:p>
      <text:p text:style-name="P8"/>
      <text:p text:style-name="P8">AdS : Contient seulement une charge, mesure des signaux inconnus,1 seul port.</text:p>
      <text:p text:style-name="P8"/>
      <text:p text:style-name="P8"/>
      <text:p text:style-name="P9">Un AdS sera utile lorsque l’on veut analyser la performance d’un signal LTE/4G, par exemple.<text:span text:style-name="T1">Il mesure donc un signal.</text:span></text:p>
      <text:p text:style-name="P9"/>
      <text:p text:style-name="P9">Un VNA mesure la performance d’un circuit en HF.<text:span text:style-name="T1">Il ne mesure pas un signal, mais les caractéristiques inhérentes du circuit.Mesure de manière précise la magnitude et la phase d’un circuit.</text:span></text:p>
      <text:p text:style-name="P9"/>
      <text:p text:style-name="P10">Le VNA possède 2 coupleurs internes, au port 1 et au port 2, dans lesquels sont injectés les signaux qui vont au DUT. C’est grâce à ces 2 coupleurs que les différents paramètres S peuvent être mesurés.</text:p>
      <text:p text:style-name="P10"/>
      <text:p text:style-name="P23"><text:span text:style-name="T2">L</text:span>es erreurs de mesure</text:p>
      <text:p text:style-name="P11"/>
      <text:p text:style-name="P12">Plusieurs types d’erreurs : </text:p>
      <text:p text:style-name="P12"/>
      <text:p text:style-name="P12">-Erreurs systématiques</text:p>
      <text:p text:style-name="P12">-Erreurs aléatoires</text:p>
      <text:p text:style-name="P12">-Erreurs de déviation</text:p>
      <text:p text:style-name="P12"/>
      <text:p text:style-name="P12"/>
      <text:p text:style-name="P12"/>
      <text:p text:style-name="P12"><text:soft-page-break/></text:p>
      <text:p text:style-name="P13">Les erreurs systématiques viennent typiquement d’imperfections dans les câbles, l’équipement de test et peuvent être aisément éliminées par une calibration.</text:p>
      <text:p text:style-name="P13"/>
      <text:p text:style-name="P13">L’erreur aléatoire a pour origine le bruit émis par l’équipement de test (le bruit est un signal aléatoire), où bien par la disposition de l’installation qui varie dans le temps.</text:p>
      <text:p text:style-name="P13"/>
      <text:p text:style-name="P13"/>
      <text:p text:style-name="P14">L’erreur de déviation provient lorsqu’il y a des variations de température, d’humidité, mouvement physique de l’installation. Le seul moyen de réduire cette erreur est de recalibrer le VNA.</text:p>
      <text:p text:style-name="P14"/>
      <text:p text:style-name="P14"/>
      <text:p text:style-name="P24">La calibration</text:p>
      <text:p text:style-name="P24"/>
      <text:p text:style-name="P15">Le VNA est déjà calibré en usine, mais propose en plus comme dit avant, une calibration par l’utilisateur. Ce qui en fait un des équipements les plus précis pour les mesures RF.</text:p>
      <text:p text:style-name="P16">Le type de calibration qui nous intéresse est le 2 ports, 1 chemin.<text:line-break/>Au port 1, on connecte un OC, SC,<text:span text:style-name="T4">charge de 50 Ohms,</text:span> « thru » et le DUT en parallèle.<text:span text:style-name="T3">Le « Thru » et le DUT sont reliés également au port 2.</text:span></text:p>
      <text:p text:style-name="P17">C’est la calibration la plus répandue : SOLT.</text:p>
      <text:p text:style-name="P17">C’est mieux si les connecteurs de chaque type sont de même type et même sexe que ceux du DUT.</text:p>
      <text:p text:style-name="P17">Donc ici, des SMA Femelles.</text:p>
      <text:p text:style-name="P17"/>
      <text:p text:style-name="P17"/>
      <text:p text:style-name="P25">Mesures typiques</text:p>
      <text:p text:style-name="P25"/>
      <text:p text:style-name="P18"><text:span text:style-name="T6">Mesure en balayage de fréquences</text:span></text:p>
      <text:p text:style-name="P18">Par exemple<text:tab/> pour un filtre , on regarde ce qu’il se passe quand on balance un signal dedans, pour une étendue de fréquences. <text:span text:style-name="T5">S21 sera proche de 1 en gain (linéaire) pour une BW définie. Quand à S11 ça sera l’inverse. Sa courbe plongera dans cette BW.</text:span></text:p>
      <text:p text:style-name="P18"/>
      <text:p text:style-name="P6">Mesures dans le domaine temporel</text:p>
      <text:p text:style-name="P19">Ce type de mesure peut être utile pour détecter notamment les mauvaises adaptations d’impédance.</text:p>
      <text:p text:style-name="P19">La collecte des données est discrète, ce qui signifie qu’une fréquence d’échantillonnage doit être fournie.<text:span text:style-name="T7">Si on fait pas gaffe, il peut y avoir de l’aliasing. (F0 &gt; 2fmax)</text:span></text:p>
      <text:p text:style-name="P19"/>
      <text:p text:style-name="P7">Mesure en balayage de puissance</text:p>
      <text:p text:style-name="P20">La puissance de sortie est incrémentée petit à petit. Cela sert notamment pour les amplis à mesurer le P1dB. Le moment ou la réponse théorique (linéaire) de l’ampli <text:s/>et sa réponse réelle dévient de 1dB. Ce qui signifie que l’ampli sera de moins en moins linéaire si on continue et ne pourra plus augmenter sa puissance de sortie.</text:p>
      <text:p text:style-name="P20"/>
      <text:p text:style-name="P21">Lien sympa pour comprendre comment faire la calibration , et quelques exemples de mesures de certains paramètres : https://awt-global.com/wp3/resources/vector-network-analyzer-vn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09:04:38.662517789</meta:creation-date>
    <dc:date>2019-07-02T11:17:11.210136689</dc:date>
    <meta:editing-duration>PT1H32M3S</meta:editing-duration>
    <meta:editing-cycles>26</meta:editing-cycles>
    <meta:generator>LibreOffice/6.0.7.3$Linux_X86_64 LibreOffice_project/00m0$Build-3</meta:generator>
    <meta:document-statistic meta:table-count="0" meta:image-count="0" meta:object-count="0" meta:page-count="2" meta:paragraph-count="40" meta:word-count="638" meta:character-count="3715" meta:non-whitespace-character-count="3110"/>
  </office:meta>
</office:document-meta>
</file>